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2pt" fo:font-style="italic"/>
    </style:style>
    <style:style style:name="P3" style:family="paragraph">
      <style:paragraph-properties fo:margin-left="0cm" fo:margin-right="0cm" fo:text-align="center" fo:text-indent="0cm"/>
      <style:text-properties fo:font-size="12pt" fo:font-style="normal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indent="0cm"/>
      <style:text-properties fo:font-size="12pt"/>
    </style:style>
    <style:style style:name="P6" style:family="paragraph">
      <style:text-properties fo:font-size="12pt"/>
    </style:style>
    <style:style style:name="T1" style:family="text">
      <style:text-properties fo:font-size="12pt" fo:font-style="italic"/>
    </style:style>
    <style:style style:name="T2" style:family="text">
      <style:text-properties fo:font-size="12pt" fo:font-style="normal"/>
    </style:style>
    <style:style style:name="T3" style:family="text">
      <style:text-properties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2.803cm" svg:height="0.671cm" svg:x="7.228cm" svg:y="3.081cm">
          <text:p text:style-name="P1"><text:span text:style-name="T1">Collection</text:span></text:p>
        </draw:rect>
        <draw:rect draw:style-name="gr1" draw:text-style-name="P3" draw:id="id1" draw:layer="layout" svg:width="1.145cm" svg:height="0.711cm" svg:x="11.465cm" svg:y="5.24cm">
          <text:p text:style-name="P1"><text:span text:style-name="T2">Bag</text:span></text:p>
        </draw:rect>
        <draw:connector draw:style-name="gr2" draw:text-style-name="P4" draw:layer="layout" svg:x1="12.037cm" svg:y1="5.24cm" svg:x2="8.594cm" svg:y2="4.231cm" draw:start-shape="id1" draw:end-shape="id2" draw:end-glue-point="7">
          <text:p/>
        </draw:connector>
        <draw:custom-shape draw:style-name="gr3" draw:text-style-name="P4" draw:id="id2" draw:layer="layout" svg:width="0.488cm" svg:height="0.44cm" svg:x="8.351cm" svg:y="3.791cm">
          <text:p/>
          <draw:enhanced-geometry svg:viewBox="0 0 21600 21600" draw:glue-points="10800 0 ?f1 10800 0 21600 10800 21600 21600 21600 ?f7 10800" draw:text-areas="?f1 10800 ?f2 18000 ?f3 7200 ?f4 21600" draw:type="isosceles-triangle" draw:modifiers="10072.727272727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2" draw:text-style-name="P4" draw:layer="layout" svg:x1="10.734cm" svg:y1="7.701cm" svg:x2="9.272cm" svg:y2="6.395cm" draw:start-shape="id3" draw:start-glue-point="0" draw:end-shape="id4" draw:end-glue-point="7">
          <text:p/>
        </draw:connector>
        <draw:custom-shape draw:style-name="gr3" draw:text-style-name="P4" draw:id="id4" draw:layer="layout" svg:width="0.488cm" svg:height="0.44cm" svg:x="9.029cm" svg:y="5.955cm">
          <text:p/>
          <draw:enhanced-geometry svg:viewBox="0 0 21600 21600" draw:glue-points="10800 0 ?f1 10800 0 21600 10800 21600 21600 21600 ?f7 10800" draw:text-areas="?f1 10800 ?f2 18000 ?f3 7200 ?f4 21600" draw:type="isosceles-triangle" draw:modifiers="10072.727272727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1" draw:text-style-name="P3" draw:id="id7" draw:layer="layout" svg:width="1.145cm" svg:height="0.711cm" svg:x="5.28cm" svg:y="5.24cm">
          <text:p text:style-name="P1"><text:span text:style-name="T2">Set</text:span></text:p>
        </draw:rect>
        <draw:rect draw:style-name="gr1" draw:text-style-name="P3" draw:layer="layout" svg:width="1.145cm" svg:height="0.711cm" svg:x="5.648cm" svg:y="10.942cm">
          <text:p text:style-name="P1"><text:span text:style-name="T2">Set</text:span></text:p>
        </draw:rect>
        <draw:rect draw:style-name="gr1" draw:text-style-name="P2" draw:id="id9" draw:layer="layout" svg:width="3.906cm" svg:height="0.671cm" svg:x="7.192cm" svg:y="5.26cm">
          <text:p text:style-name="P1"><text:span text:style-name="T1">OrderedCollection</text:span></text:p>
        </draw:rect>
        <draw:rect draw:style-name="gr1" draw:text-style-name="P3" draw:id="id5" draw:layer="layout" svg:width="2.559cm" svg:height="0.711cm" svg:x="5.948cm" svg:y="7.662cm">
          <text:p text:style-name="P1"><text:span text:style-name="T2">OrderedSet</text:span></text:p>
        </draw:rect>
        <draw:rect draw:style-name="gr1" draw:text-style-name="P3" draw:id="id3" draw:layer="layout" svg:width="2.195cm" svg:height="0.711cm" svg:x="9.637cm" svg:y="7.701cm">
          <text:p text:style-name="P1"><text:span text:style-name="T2">Sequence</text:span></text:p>
        </draw:rect>
        <draw:connector draw:style-name="gr2" draw:text-style-name="P4" draw:layer="layout" svg:x1="7.227cm" svg:y1="7.662cm" svg:x2="8.535cm" svg:y2="6.395cm" draw:start-shape="id5" draw:start-glue-point="0" draw:end-shape="id6" draw:end-glue-point="7">
          <text:p/>
        </draw:connector>
        <draw:custom-shape draw:style-name="gr3" draw:text-style-name="P4" draw:id="id6" draw:layer="layout" svg:width="0.488cm" svg:height="0.44cm" svg:x="8.292cm" svg:y="5.955cm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072.727272727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2" draw:text-style-name="P4" draw:layer="layout" svg:x1="5.852cm" svg:y1="5.24cm" svg:x2="8.594cm" svg:y2="4.227cm" draw:start-shape="id7" draw:end-shape="id8" draw:end-glue-point="7">
          <text:p/>
        </draw:connector>
        <draw:custom-shape draw:style-name="gr3" draw:text-style-name="P4" draw:id="id8" draw:layer="layout" svg:width="0.488cm" svg:height="0.44cm" svg:x="8.351cm" svg:y="3.787cm">
          <text:p/>
          <draw:enhanced-geometry svg:viewBox="0 0 21600 21600" draw:glue-points="10800 0 ?f1 10800 0 21600 10800 21600 21600 21600 ?f7 10800" draw:text-areas="?f1 10800 ?f2 18000 ?f3 7200 ?f4 21600" draw:type="isosceles-triangle" draw:modifiers="10072.727272727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2" draw:text-style-name="P4" draw:layer="layout" svg:x1="9.145cm" svg:y1="5.26cm" svg:x2="8.594cm" svg:y2="4.189cm" draw:start-shape="id9" draw:end-shape="id10" draw:end-glue-point="7">
          <text:p/>
        </draw:connector>
        <draw:custom-shape draw:style-name="gr3" draw:text-style-name="P4" draw:id="id10" draw:layer="layout" svg:width="0.488cm" svg:height="0.44cm" svg:x="8.351cm" svg:y="3.749cm">
          <text:p/>
          <draw:enhanced-geometry svg:viewBox="0 0 21600 21600" draw:glue-points="10800 0 ?f1 10800 0 21600 10800 21600 21600 21600 ?f7 10800" draw:text-areas="?f1 10800 ?f2 18000 ?f3 7200 ?f4 21600" draw:type="isosceles-triangle" draw:modifiers="10072.727272727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2" draw:text-style-name="P4" draw:layer="layout" svg:x1="7.227cm" svg:y1="7.662cm" svg:x2="5.936cm" svg:y2="6.396cm" draw:start-shape="id5" draw:start-glue-point="0" draw:end-shape="id11" draw:end-glue-point="7">
          <text:p/>
        </draw:connector>
        <draw:custom-shape draw:style-name="gr3" draw:text-style-name="P4" draw:id="id11" draw:layer="layout" svg:width="0.488cm" svg:height="0.44cm" svg:x="5.693cm" svg:y="5.956cm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072.727272727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2" draw:text-style-name="P4" draw:layer="layout" svg:x1="10.734cm" svg:y1="7.701cm" svg:x2="12.073cm" svg:y2="6.395cm" draw:start-shape="id3" draw:start-glue-point="0" draw:end-shape="id12" draw:end-glue-point="7">
          <text:p/>
        </draw:connector>
        <draw:custom-shape draw:style-name="gr3" draw:text-style-name="P4" draw:id="id12" draw:layer="layout" svg:width="0.488cm" svg:height="0.44cm" svg:x="11.83cm" svg:y="5.955cm">
          <text:p/>
          <draw:enhanced-geometry svg:viewBox="0 0 21600 21600" draw:glue-points="10800 0 ?f1 10800 0 21600 10800 21600 21600 21600 ?f7 10800" draw:text-areas="?f1 10800 ?f2 18000 ?f3 7200 ?f4 21600" draw:type="isosceles-triangle" draw:modifiers="10072.727272727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1" draw:text-style-name="P3" draw:id="id16" draw:layer="layout" svg:width="2.559cm" svg:height="0.711cm" svg:x="7.646cm" svg:y="14.811cm">
          <text:p text:style-name="P1"><text:span text:style-name="T2">Parent</text:span></text:p>
        </draw:rect>
        <draw:rect draw:style-name="gr1" draw:text-style-name="P3" draw:layer="layout" svg:width="2.195cm" svg:height="0.711cm" svg:x="10.703cm" svg:y="14.811cm">
          <text:p text:style-name="P1"><text:span text:style-name="T2">Male</text:span></text:p>
        </draw:rect>
        <draw:connector draw:style-name="gr2" draw:text-style-name="P4" draw:layer="layout" svg:x1="10.495cm" svg:y1="17.361cm" svg:x2="9.033cm" svg:y2="16.055cm" draw:end-shape="id13" draw:end-glue-point="7">
          <text:p/>
        </draw:connector>
        <draw:custom-shape draw:style-name="gr3" draw:text-style-name="P4" draw:id="id13" draw:layer="layout" svg:width="0.488cm" svg:height="0.44cm" svg:x="8.79cm" svg:y="15.615cm">
          <text:p/>
          <draw:enhanced-geometry svg:viewBox="0 0 21600 21600" draw:glue-points="10800 0 ?f1 10800 0 21600 10800 21600 21600 21600 ?f7 10800" draw:text-areas="?f1 10800 ?f2 18000 ?f3 7200 ?f4 21600" draw:type="isosceles-triangle" draw:modifiers="10072.727272727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2" draw:text-style-name="P4" draw:layer="layout" svg:x1="10.495cm" svg:y1="17.361cm" svg:x2="11.834cm" svg:y2="16.055cm" draw:end-shape="id14" draw:end-glue-point="7">
          <text:p/>
        </draw:connector>
        <draw:custom-shape draw:style-name="gr3" draw:text-style-name="P4" draw:id="id14" draw:layer="layout" svg:width="0.488cm" svg:height="0.44cm" svg:x="11.591cm" svg:y="15.615cm">
          <text:p/>
          <draw:enhanced-geometry svg:viewBox="0 0 21600 21600" draw:glue-points="10800 0 ?f1 10800 0 21600 10800 21600 21600 21600 ?f7 10800" draw:text-areas="?f1 10800 ?f2 18000 ?f3 7200 ?f4 21600" draw:type="isosceles-triangle" draw:modifiers="10072.727272727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1" draw:text-style-name="P3" draw:layer="layout" svg:width="3.396cm" svg:height="0.711cm" svg:x="8.688cm" svg:y="17.417cm">
          <text:p text:style-name="P1"><text:span text:style-name="T2">GrandFather</text:span></text:p>
        </draw:rect>
        <draw:rect draw:style-name="gr1" draw:text-style-name="P3" draw:layer="layout" svg:width="3.396cm" svg:height="0.711cm" svg:x="8.688cm" svg:y="18.139cm">
          <text:p text:style-name="P1"><text:span text:style-name="T2">healthy: Boolean</text:span></text:p>
        </draw:rect>
        <draw:rect draw:style-name="gr1" draw:text-style-name="P3" draw:id="id15" draw:layer="layout" svg:width="2.559cm" svg:height="0.711cm" svg:x="1.086cm" svg:y="14.811cm">
          <text:p text:style-name="P1"><text:span text:style-name="T2">Child</text:span></text:p>
        </draw:rect>
        <draw:custom-shape draw:style-name="gr4" draw:text-style-name="P4" draw:layer="layout" svg:width="0.553cm" svg:height="0.514cm" svg:x="3.238cm" svg:y="20.06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4" draw:layer="layout" draw:type="line" svg:x1="3.645cm" svg:y1="15.166cm" svg:x2="7.646cm" svg:y2="15.166cm" draw:start-shape="id15" draw:start-glue-point="1" draw:end-shape="id16" draw:end-glue-point="3">
          <text:p/>
        </draw:connector>
        <draw:frame draw:style-name="gr5" draw:text-style-name="P6" draw:layer="layout" svg:width="1.213cm" svg:height="0.767cm" svg:x="6.359cm" svg:y="14.295cm">
          <draw:text-box>
            <text:p text:style-name="P5"><text:span text:style-name="T3">1..1</text:span></text:p>
          </draw:text-box>
        </draw:frame>
        <draw:frame draw:style-name="gr5" draw:text-style-name="P6" draw:layer="layout" svg:width="1.141cm" svg:height="0.767cm" svg:x="3.63cm" svg:y="15.244cm">
          <draw:text-box>
            <text:p text:style-name="P5"><text:span text:style-name="T3">0..*</text:span></text:p>
          </draw:text-box>
        </draw:frame>
        <draw:frame draw:style-name="gr5" draw:text-style-name="P6" draw:layer="layout" svg:width="1.988cm" svg:height="0.767cm" svg:x="3.512cm" svg:y="14.327cm">
          <draw:text-box>
            <text:p text:style-name="P5"><text:span text:style-name="T3">children</text:span></text:p>
          </draw:text-box>
        </draw:frame>
        <draw:frame draw:style-name="gr5" draw:text-style-name="P6" draw:layer="layout" svg:width="1.709cm" svg:height="0.767cm" svg:x="5.926cm" svg:y="15.196cm">
          <draw:text-box>
            <text:p text:style-name="P5"><text:span text:style-name="T3">paren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Luxi Sans'" style:font-pitch-asian="variable" style:font-size-asian="24pt" style:language-asian="none" style:country-asian="none" style:font-family-complex="'Luxi Sans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uxi Sans'" style:font-family-generic="roman" style:font-pitch="variable" fo:font-size="18pt" fo:font-style="normal" fo:text-shadow="none" style:text-underline-style="none" fo:font-weight="normal" style:font-family-asian="'Luxi Sans'" style:font-pitch-asian="variable" style:font-size-asian="18pt" style:font-style-asian="normal" style:font-weight-asian="normal" style:font-family-complex="'Luxi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.423cm" fo:margin-bottom="0.454cm" fo:margin-left="0.423cm" fo:margin-right="0.454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1.9.125$Linux OpenOffice.org_project/680m125$Build-8947</meta:generator>
    <meta:creation-date>2006-08-08T17:57:45</meta:creation-date>
    <dc:date>2006-08-16T17:39:58</dc:date>
    <dc:language>en-US</dc:language>
    <meta:editing-cycles>11</meta:editing-cycles>
    <meta:editing-duration>PT16H57M17S</meta:editing-duration>
    <meta:user-defined meta:name="Info 1"/>
    <meta:user-defined meta:name="Info 2"/>
    <meta:user-defined meta:name="Info 3"/>
    <meta:user-defined meta:name="Info 4"/>
    <meta:document-statistic meta:object-count="36"/>
  </office:meta>
</office:document-meta>
</file>